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571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2.0555in"/>
    </style:style>
    <style:style style:name="co5" style:family="table-column">
      <style:table-column-properties fo:break-before="auto" style:column-width="2.4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5063in" fo:break-before="auto" style:use-optimal-row-height="fals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  <style:map style:condition="cell-content()&gt;36000000" style:apply-style-name="OutOfBounds" style:base-cell-address="Sheet1.D34"/>
      <style:map style:condition="cell-content()&lt;6000000" style:apply-style-name="OutOfBounds" style:base-cell-address="Sheet1.D3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column table:style-name="co6" table:number-columns-repeated="4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style-name="Default"/>
          <table:table-cell/>
          <table:table-cell table:style-name="ce1" table:number-columns-repeated="9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Cycles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LLQ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N</text:p>
          </table:table-cell>
          <table:table-cell office:value-type="float" office:value="336" calcext:value-type="float">
            <text:p>33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LLP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SC-IN</text:p>
          </table:table-cell>
          <table:table-cell office:value-type="string" calcext:value-type="string">
            <text:p>HSE</text:p>
          </table:table-cell>
          <table:table-cell office:value-type="float" office:value="8000000" calcext:value-type="float">
            <text:p>8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PPRE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PRE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VCO</text:p>
          </table:table-cell>
          <table:table-cell table:formula="of:=[.D10] * [.D8]/[.D7]" office:value-type="float" office:value="336000000" calcext:value-type="float">
            <text:p>336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>
            <text:p>OSC</text:p>
          </table:table-cell>
          <table:table-cell office:value-type="string" calcext:value-type="string">
            <text:p>HS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SYSCLK</text:p>
          </table:table-cell>
          <table:table-cell office:value-type="string" calcext:value-type="string">
            <text:p>PRESCALE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General clock</text:p>
          </table:table-cell>
          <table:table-cell table:formula="of:=[.D16]/[.D9]" office:value-type="float" office:value="168000000" calcext:value-type="float">
            <text:p>168000000</text:p>
          </table:table-cell>
          <table:table-cell table:number-columns-repeated="11"/>
        </table:table-row>
        <table:table-row table:style-name="ro1" table:number-rows-repeated="7">
          <table:table-cell table:number-columns-repeated="15"/>
        </table:table-row>
        <table:table-row table:style-name="ro2">
          <table:table-cell/>
          <table:table-cell office:value-type="string" calcext:value-type="string">
            <text:p>ADCx</text:p>
          </table:table-cell>
          <table:table-cell office:value-type="string" calcext:value-type="string">
            <text:p>APB2</text:p>
          </table:table-cell>
          <table:table-cell table:formula="of:=[.D20]/[.D12]" office:value-type="float" office:value="84000000" calcext:value-type="float">
            <text:p>84000000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PB1</text:p>
          </table:table-cell>
          <table:table-cell table:formula="of:=[.D20]/[.D13]" office:value-type="float" office:value="42000000" calcext:value-type="float">
            <text:p>42000000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DCPRE Divide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36Mhz Max see data sheet</text:p>
          </table:table-cell>
          <table:table-cell office:value-type="string" calcext:value-type="string">
            <text:p>ADCCLK</text:p>
          </table:table-cell>
          <table:table-cell table:style-name="ce5" table:formula="of:=[.D28]/[.D33]" office:value-type="float" office:value="21000000" calcext:value-type="float">
            <text:p>21000000</text:p>
          </table:table-cell>
          <table:table-cell table:number-columns-repeated="11"/>
        </table:table-row>
        <table:table-row table:style-name="ro1" table:number-rows-repeated="3">
          <table:table-cell table:number-columns-repeated="11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DC CYCLE</text:p>
          </table:table-cell>
          <table:table-cell/>
          <table:table-cell table:formula="of:=1/[.D34]" office:value-type="float" office:value="0.0000000476190476190476" calcext:value-type="float">
            <text:p>4.76190476190476E-008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10 Bit Conversion cycles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12 Bit conversion cycles</text:p>
          </table:table-cell>
          <table:table-cell table:style-name="ce4" table:number-columns-repeated="2"/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Sampling time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table:number-columns-repeated="5"/>
          <table:table-cell table:style-name="Default" table:number-columns-repeated="8"/>
        </table:table-row>
        <table:table-row table:style-name="ro4">
          <table:table-cell table:number-columns-repeated="2"/>
          <table:table-cell table:style-name="ce4" table:number-columns-repeated="5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Tconv</text:p>
          </table:table-cell>
          <table:table-cell table:style-name="ce4"/>
          <table:table-cell table:style-name="ce4" table:formula="of:=[.F46]*[.E38]" office:value-type="float" office:value="0.000000714285714285714" calcext:value-type="float">
            <text:p>7.14285714285714E-007</text:p>
          </table:table-cell>
          <table:table-cell table:style-name="ce4" table:formula="of:=[.F43]+[.F42]" office:value-type="float" office:value="15" calcext:value-type="float">
            <text:p>15</text:p>
          </table:table-cell>
          <table:table-cell table:style-name="ce4"/>
          <table:table-cell table:style-name="Default" table:number-columns-repeated="8"/>
        </table:table-row>
        <table:table-row table:style-name="ro1" table:number-rows-repeated="5">
          <table:table-cell table:number-columns-repeated="2"/>
          <table:table-cell table:style-name="ce1" table:number-columns-repeated="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ADCPRE Divide</text:p>
          </table:table-cell>
          <table:table-cell table:style-name="ce1" office:value-type="string" calcext:value-type="string">
            <text:p>common ctl register</text:p>
          </table:table-cell>
          <table:table-cell table:style-name="ce1" office:value-type="string" calcext:value-type="string">
            <text:p>mcuconf.h</text:p>
          </table:table-cell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ample time</text:p>
          </table:table-cell>
          <table:table-cell table:style-name="ce1" office:value-type="string" calcext:value-type="string">
            <text:p>SMPR register</text:p>
          </table:table-cell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depends on software?</text:p>
          </table:table-cell>
          <table:table-cell table:style-name="ce1" office:value-type="string" calcext:value-type="string">
            <text:p>measure empirically?</text:p>
          </table:table-cell>
          <table:table-cell table:style-name="Default" table:number-columns-repeated="10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32 bit</text:p>
          </table:table-cell>
          <table:table-cell table:style-name="ce1" table:formula="of:=POWER(2;32)" office:value-type="float" office:value="4294967296" calcext:value-type="float">
            <text:p>4294967296</text:p>
          </table:table-cell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seconds</text:p>
          </table:table-cell>
          <table:table-cell table:style-name="ce1" table:formula="of:=[.D57]/1000" office:value-type="float" office:value="4294967.296" calcext:value-type="float">
            <text:p>4294967.296</text:p>
          </table:table-cell>
          <table:table-cell table:style-name="ce1"/>
          <table:table-cell table:style-name="Default" table:number-columns-repeated="10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minutes</text:p>
          </table:table-cell>
          <table:table-cell table:style-name="Default" table:formula="of:=[.D58]/60" office:value-type="float" office:value="71582.7882666667" calcext:value-type="float">
            <text:p>71582.7882666667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hours</text:p>
          </table:table-cell>
          <table:table-cell table:style-name="Default" table:formula="of:=[.D59]/60" office:value-type="float" office:value="1193.04647111111" calcext:value-type="float">
            <text:p>1193.0464711111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days</text:p>
          </table:table-cell>
          <table:table-cell table:style-name="Default" table:formula="of:=[.D60]/24" office:value-type="float" office:value="49.7102696296296" calcext:value-type="float">
            <text:p>49.7102696296</text:p>
          </table:table-cell>
          <table:table-cell table:style-name="Default" table:number-columns-repeated="11"/>
        </table:table-row>
        <calcext:conditional-formats>
          <calcext:conditional-format calcext:target-range-address="Sheet1.D34:Sheet1.D34">
            <calcext:condition calcext:apply-style-name="OutOfBounds" calcext:value="&gt;36000000" calcext:base-cell-address="Sheet1.D34"/>
            <calcext:condition calcext:apply-style-name="OutOfBounds" calcext:value="&lt;6000000" calcext:base-cell-address="Sheet1.D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OfBounds" style:family="table-cell" style:parent-style-name="Default">
      <style:text-properties fo:color="#cc000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15:29:54.97557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2:22:31.895949613</meta:creation-date>
    <meta:editing-duration>PT33M51S</meta:editing-duration>
    <meta:editing-cycles>5</meta:editing-cycles>
    <meta:generator>LibreOffice/4.2.5.2$Linux_X86_64 LibreOffice_project/420m0$Build-2</meta:generator>
    <dc:date>2014-07-28T15:32:58.079682987</dc:date>
    <meta:document-statistic meta:table-count="1" meta:cell-count="66" meta:object-count="0"/>
  </office:meta>
</office:document-meta>
</file>